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585d" officeooo:paragraph-rsid="000958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ie concernée par la randonnée cyclotouriste</text:p>
      <text:p text:style-name="P1"/>
      <text:p text:style-name="P1">- D90</text:p>
      <text:p text:style-name="P1">- D287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3:42:37.233731039</meta:creation-date>
    <dc:date>2016-06-20T13:47:58.025385230</dc:date>
    <meta:editing-duration>PT5M21S</meta:editing-duration>
    <meta:editing-cycles>1</meta:editing-cycles>
    <meta:document-statistic meta:table-count="0" meta:image-count="0" meta:object-count="0" meta:page-count="1" meta:paragraph-count="3" meta:word-count="10" meta:character-count="56" meta:non-whitespace-character-count="49"/>
    <meta:generator>LibreOffice/5.0.5.2$Linux_X86_64 LibreOffice_project/00m0$Build-2</meta:generator>
  </office:meta>
</office:document-meta>
</file>